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aca inżynierska</text:p>
      <text:p text:style-name="Standard">System „checkpointów”:</text:p>
      <text:p text:style-name="Standard"><text:tab/>System checkpointów został stworzony w celu zapewnienia ciągłości ruchu pojazdów po wybranej mapie miasta. Odpowiada za kierowanie ruchem pojazdów oraz wyznaczaniem kolejnych fragmentów tras dla samochodów. Dokładny opis ruchu samochodów znajduje się w rozdziale pod tytułem „Ruch pojazdów”. Zanim jednak do niego dojdziemy, chcemy przedstawić schemat powstawania checkpointów i czym tak właściwie jest wspomniany przez nas system.</text:p>
      <text:p text:style-name="Standard"><text:tab/>Na poniższym rysunku przedstawiamy rozmieszczenie „punktów kontrolnych” (dalej będziemy oznaczać je prze CP od angielskiego słowa CheckPoint) na mapie. Czarny X oznacza checkpoint, natomiast czerwony numer jego identyfikator. Nie dopuszczamy możliwości powtórzenia się identyfikatora punktu. Każ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n Haber</meta:initial-creator>
    <meta:creation-date>2011-12-21T02:14:05</meta:creation-date>
    <dc:date>2011-12-21T02:40:37</dc:date>
    <dc:creator>Marcin Haber</dc:creator>
    <meta:editing-duration>PT11M21S</meta:editing-duration>
    <meta:editing-cycles>2</meta:editing-cycles>
    <meta:generator>LibreOffice/3.3$Unix LibreOffice_project/330m19$Build-401</meta:generator>
    <meta:document-statistic meta:table-count="0" meta:image-count="0" meta:object-count="0" meta:page-count="1" meta:paragraph-count="4" meta:word-count="97" meta:character-count="768"/>
  </office:meta>
</office:document-meta>
</file>